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986in" table:align="left"/>
    </style:style>
    <style:style style:name="Table1.A" style:family="table-column">
      <style:table-column-properties style:column-width="2.2743in"/>
    </style:style>
    <style:style style:name="Table1.B" style:family="table-column">
      <style:table-column-properties style:column-width="4.22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text-properties fo:font-weight="normal" style:font-weight-asian="normal" style:font-weight-complex="normal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Standard">
      <style:text-properties fo:font-weight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3">
      <style:text-properties fo:font-weight="normal" style:font-weight-asian="normal" style:font-weight-complex="normal"/>
    </style:style>
    <style:style style:name="P8" style:family="paragraph" style:parent-style-name="Preformatted_20_Text">
      <style:paragraph-properties fo:margin-top="0in" fo:margin-bottom="0.1965in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fo:font-weight="bol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1">
      <style:paragraph-properties fo:margin-top="0in" fo:margin-bottom="0in"/>
    </style:style>
    <style:style style:name="P18" style:family="paragraph" style:parent-style-name="Text_20_body" style:list-style-name="L2">
      <style:paragraph-properties fo:margin-top="0in" fo:margin-bottom="0in"/>
    </style:style>
    <style:style style:name="P19" style:family="paragraph" style:parent-style-name="Text_20_body" style:list-style-name="L3">
      <style:paragraph-properties fo:margin-top="0in" fo:margin-bottom="0in"/>
    </style:style>
    <style:style style:name="P20" style:family="paragraph" style:parent-style-name="Text_20_body" style:list-style-name="L4">
      <style:paragraph-properties fo:margin-top="0in" fo:margin-bottom="0in"/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Heading_20_2">
      <style:text-properties fo:font-size="12pt" fo:font-weight="bold" style:font-size-asian="12pt" style:font-size-complex="12pt"/>
    </style:style>
    <style:style style:name="P24" style:family="paragraph" style:parent-style-name="Heading_20_2">
      <style:paragraph-properties fo:break-before="page"/>
      <style:text-properties fo:font-weight="bold"/>
    </style:style>
    <style:style style:name="P25" style:family="paragraph" style:parent-style-name="Table_20_Heading">
      <style:paragraph-properties fo:text-align="start" style:justify-single-word="false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query:</text:p>
      <text:p text:style-name="P4"/>
      <text:p text:style-name="Standard">JQuery is lightweight programming language(framework) and can run in all modern web browser.</text:p>
      <text:p text:style-name="Standard">The purpose of JQuery is to make it much easier to use JavaScript on your website.</text:p>
      <text:p text:style-name="Standard"/>
      <text:p text:style-name="P4">Basic Knowledge:</text:p>
      <text:p text:style-name="P4"/>
      <text:list xml:id="list6698023831" text:style-name="L1">
        <text:list-item>
          <text:p text:style-name="P17">HTML </text:p>
        </text:list-item>
        <text:list-item>
          <text:p text:style-name="P17">CSS </text:p>
        </text:list-item>
        <text:list-item>
          <text:p text:style-name="P9">JavaScript </text:p>
          <text:p text:style-name="P9"/>
        </text:list-item>
      </text:list>
      <text:p text:style-name="P13">The jQuery library contains the following features:</text:p>
      <text:p text:style-name="P13"/>
      <text:list xml:id="list1338034877" text:style-name="L2">
        <text:list-item>
          <text:p text:style-name="P18">HTML/DOM manipulation </text:p>
        </text:list-item>
        <text:list-item>
          <text:p text:style-name="P18">CSS manipulation </text:p>
        </text:list-item>
        <text:list-item>
          <text:p text:style-name="P18">HTML event methods </text:p>
        </text:list-item>
        <text:list-item>
          <text:p text:style-name="P18">Effects and animations </text:p>
        </text:list-item>
        <text:list-item>
          <text:p text:style-name="P18">AJAX</text:p>
        </text:list-item>
        <text:list-item>
          <text:p text:style-name="P10">Utilities </text:p>
          <text:p text:style-name="P10"/>
        </text:list-item>
      </text:list>
      <text:p text:style-name="Standard"><text:span text:style-name="T3">Jquery syntax:</text:span></text:p>
      <text:p text:style-name="Standard"><text:span text:style-name="T3"/></text:p>
      <text:p text:style-name="P6">$(<text:span text:style-name="T1">selector</text:span>).<text:span text:style-name="T1">action</text:span>()</text:p>
      <text:p text:style-name="Standard"><text:span text:style-name="T2"/></text:p>
      <text:p text:style-name="P3">where</text:p>
      <text:list xml:id="list1595529916" text:style-name="L3">
        <text:list-item>
          <text:p text:style-name="P7">A $ sign to define/access jQuery </text:p>
        </text:list-item>
        <text:list-item>
          <text:p text:style-name="P19">A (<text:span text:style-name="T1">selector</text:span>) to "query (or find)" HTML elements </text:p>
        </text:list-item>
        <text:list-item>
          <text:p text:style-name="P11">A jQuery <text:span text:style-name="T1">action</text:span>() to be performed on the element(s) </text:p>
        </text:list-item>
      </text:list>
      <text:p text:style-name="P13">Example:</text:p>
      <text:p text:style-name="P14">$('a').click(function(){</text:p>
      <text:p text:style-name="P14">//add action for click event</text:p>
      <text:p text:style-name="P14">});</text:p>
      <text:h text:style-name="P23" text:outline-level="2">Functions In a Separate File:</text:h>
      <text:p text:style-name="Text_20_body">If your website contains a lot of pages, and you want your jQuery functions to be easy to maintain, you can put your jQuery functions in a separate .js file.</text:p>
      <text:p text:style-name="P5"/>
      <text:h text:style-name="P24" text:outline-level="2"><text:span text:style-name="T4">JQuery Selectors:</text:span></text:h>
      <text:p text:style-name="P12"><text:span text:style-name="T4"/></text:p>
      <text:p text:style-name="Text_20_body">jQuery selectors allow you to select and manipulate HTML element(s).</text:p>
      <text:p text:style-name="Text_20_body">With jQuery selectors you can find elements based on their id, classes, types, attributes, values of attributes and much more. </text:p>
      <text:p text:style-name="Text_20_body"/>
      <text:p text:style-name="P13">Jquery Event: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>Event Method</text:p>
          </table:table-cell>
          <table:table-cell table:style-name="Table1.A1" office:value-type="string">
            <text:p text:style-name="P25">Description</text:p>
          </table:table-cell>
        </table:table-row>
        <table:table-row>
          <table:table-cell table:style-name="Table1.A1" office:value-type="string">
            <text:p text:style-name="Table_20_Contents">$(document).ready(function)</text:p>
          </table:table-cell>
          <table:table-cell table:style-name="Table1.A1" office:value-type="string">
            <text:p text:style-name="Table_20_Contents">Specifies a function to execute when the DOM is fully loaded</text:p>
          </table:table-cell>
        </table:table-row>
        <table:table-row>
          <table:table-cell table:style-name="Table1.A1" office:value-type="string">
            <text:p text:style-name="Table_20_Contents">$(<text:span text:style-name="T1">selector</text:span>).click(function)</text:p>
          </table:table-cell>
          <table:table-cell table:style-name="Table1.A1" office:value-type="string">
            <text:p text:style-name="Table_20_Contents">Binds/Triggers the click event</text:p>
          </table:table-cell>
        </table:table-row>
        <table:table-row>
          <table:table-cell table:style-name="Table1.A1" office:value-type="string">
            <text:p text:style-name="Table_20_Contents">$(<text:span text:style-name="T1">selector</text:span>).dblclick(function)</text:p>
          </table:table-cell>
          <table:table-cell table:style-name="Table1.A1" office:value-type="string">
            <text:p text:style-name="Table_20_Contents">Binds/Triggers the double click event</text:p>
          </table:table-cell>
        </table:table-row>
        <table:table-row>
          <table:table-cell table:style-name="Table1.A1" office:value-type="string">
            <text:p text:style-name="Table_20_Contents">$(<text:span text:style-name="T1">selector</text:span>).focus(function)</text:p>
          </table:table-cell>
          <table:table-cell table:style-name="Table1.A1" office:value-type="string">
            <text:p text:style-name="Table_20_Contents">Binds/Triggers the focus event</text:p>
          </table:table-cell>
        </table:table-row>
        <table:table-row>
          <table:table-cell table:style-name="Table1.A1" office:value-type="string">
            <text:p text:style-name="Table_20_Contents">$(<text:span text:style-name="T1">selector</text:span>).mouseover(function)</text:p>
          </table:table-cell>
          <table:table-cell table:style-name="Table1.A1" office:value-type="string">
            <text:p text:style-name="Table_20_Contents">Binds/Triggers the mouseover event</text:p>
          </table:table-cell>
        </table:table-row>
      </table:table>
      <text:p text:style-name="P14"/>
      <text:p text:style-name="P13">Document Ready Events:</text:p>
      <text:p text:style-name="P13"/>
      <text:p text:style-name="P14">$(document).ready(function(){</text:p>
      <text:p text:style-name="P14">//jQuery method goes here</text:p>
      <text:p text:style-name="P14">});</text:p>
      <text:p text:style-name="P14"/>
      <text:p text:style-name="P13">Some Example of Jquery:</text:p>
      <text:p text:style-name="P13"/>
      <text:p text:style-name="P6">$("tr:odd").css("background-color","#E5EECC");</text:p>
      <text:p text:style-name="P6">$(“#link”).show();</text:p>
      <text:p text:style-name="P6">$(“#link”).hide();</text:p>
      <text:p text:style-name="P6"/>
      <text:p text:style-name="P4">JQuery Fade:</text:p>
      <text:p text:style-name="P4"/>
      <text:p text:style-name="P14">jQuery has the following fade methods:</text:p>
      <text:list xml:id="list205723712" text:style-name="L4">
        <text:list-item>
          <text:p text:style-name="P20">fadeIn() </text:p>
        </text:list-item>
        <text:list-item>
          <text:p text:style-name="P20">fadeOut() </text:p>
        </text:list-item>
        <text:list-item>
          <text:p text:style-name="P20">fadeToggle() </text:p>
        </text:list-item>
        <text:list-item>
          <text:p text:style-name="P15">fadeTo() </text:p>
        </text:list-item>
      </text:list>
      <text:p text:style-name="P13"/>
      <text:p text:style-name="P22">Jquery Slide:</text:p>
      <text:p text:style-name="P14">jQuery has the following slide methods:</text:p>
      <text:list xml:id="list2083925136" text:style-name="L5">
        <text:list-item>
          <text:p text:style-name="P21">slideDown() </text:p>
        </text:list-item>
        <text:list-item>
          <text:p text:style-name="P21">slideUp() </text:p>
        </text:list-item>
        <text:list-item>
          <text:p text:style-name="P16">slideToggle() </text:p>
        </text:list-item>
      </text:list>
      <text:p text:style-name="P13"/>
      <text:p text:style-name="P4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ilendra </meta:initial-creator>
    <meta:creation-date>2012-11-09T12:02:15</meta:creation-date>
    <dc:date>2012-11-12T13:30:39</dc:date>
    <dc:creator>shailendra </dc:creator>
    <meta:editing-duration>PT4H51M15S</meta:editing-duration>
    <meta:editing-cycles>48</meta:editing-cycles>
    <meta:generator>LibreOffice/3.5$Linux_x86 LibreOffice_project/350m1$Build-2</meta:generator>
    <meta:document-statistic meta:table-count="1" meta:image-count="0" meta:object-count="0" meta:page-count="3" meta:paragraph-count="61" meta:word-count="252" meta:character-count="1747" meta:non-whitespace-character-count="1556"/>
  </office:meta>
</office:document-meta>
</file>